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edProperties.getDouble( String key , Double defaul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tendedProperties.getFloat( String key , floa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ies.getInteger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ndedProperties.convertProperties( Properties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endedProperties.getKeys(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endedProperties.putAll( Map 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tendedProperties.addPropertyDirect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dedProperties.getInclu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tendedProperties.getInt( String name , int 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ies.i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ies.getFloa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ndedProperties.getBoolean( String key , boolean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ies.getBoolean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ndedProperties.getList( String key , List default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xtendedProperties.getShort( String key , shor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ies.getVecto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ies.getStringArray( String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xtendedProperties.getString( String key , String defaul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tendedProperties.ExtendedProperties( String file , String default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xtendedProperties.Extend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ies.getLong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ndedProperties.getInteger( String key , in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dedProperties.getI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ies.getString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ies.setProperty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dedProperties.unescape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endedProperties.subset( String prefi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ExtendedProperties.getProperty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tendedProperties.countPreceding( String line , int index , char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tendedProperties.getDoubl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ndedProperties.getByte( String key , byte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ies.getVector( String key , Vector default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pertiesReader.PropertiesReader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ies.setInclude( String in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dedProperties.getLong( String key , lo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Tokenizer.PropertiesTokenizer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Tokenizer.nextTok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tendedProperties.getByt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ndedProperties.addProperty( String key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tendedProperties.endsWithSlash(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iesReader.readPropert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tendedProperties.ExtendedProperties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ies.load(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Tokenizer.hasMore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ies.getShor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ndedProperties.addPropertyInternal( String key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tendedProperties.interpolate( String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ies.combine( ExtendedProperties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endedProperties.getShort( String key , Short defaul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tendedProperties.getLis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ies.displ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ndedProperties.getInteger( String key , Integer defaul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tendedProperties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ies.load( InputStream input , String enc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ExtendedProperties.escape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endedProperties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dedProperties.getFloat( String key , Float defaul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tendedProperties.clearProperty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tendedProperties.getBoolean( String key , Boolean defaul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xtendedProperties.getProperties( String key , Properties defaul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tendedProperties.getLong( String key , Long defaul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tendedProperties.interpolateHelper( String base , List priorVariable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ExtendedProperties.save( OutputStream output , String head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ExtendedProperties.getPropertie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ies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dedProperties.getDouble( String key , double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Properties.getByte( String key , Byte defaul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tendedProperties.testBoolean( String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